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fill-color="#e6e6e6" draw:textarea-horizontal-align="left" draw:textarea-vertical-align="middle" draw:auto-grow-height="false"/>
    </style:style>
    <style:style style:name="gr12" style:family="graphic" style:parent-style-name="standard">
      <style:graphic-properties draw:fill-color="#c5000b" draw:textarea-horizontal-align="left" draw:textarea-vertical-align="middle" draw:auto-grow-height="false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2.54cm" svg:x="2.27cm" svg:y="10.525cm">
          <text:p text:style-name="P1">Houd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905cm" svg:x="11.16cm" svg:y="11.795cm">
          <text:p text:style-name="P1">oa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id="id8" draw:layer="layout" svg:width="2.54cm" svg:height="2.54cm" svg:x="4.81cm" svg:y="18.78cm">
          <text:p text:style-name="P1">Editor</text:p>
          <text:p text:style-name="P1">G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5" draw:layer="layout" svg:width="3.175cm" svg:height="3.81cm" svg:x="16.24cm" svg:y="2.27cm">
          <text:p text:style-name="P1">Node</text:p>
          <text:p text:style-name="P1">Collec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id="id9" draw:layer="layout" svg:width="3.175cm" svg:height="3.81cm" svg:x="10.525cm" svg:y="22.59cm">
          <text:p text:style-name="P1">Dev</text:p>
          <text:p text:style-name="P1">Node</text:p>
          <text:p text:style-name="P1">Collec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id="id7" draw:layer="layout" svg:width="2.54cm" svg:height="1.905cm" svg:x="11.16cm" svg:y="15.17cm">
          <text:p text:style-name="P1">Dev</text:p>
          <text:p text:style-name="P1">oa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id="id6" draw:layer="layout" svg:width="3.81cm" svg:height="2.54cm" svg:x="16.24cm" svg:y="11.16cm">
          <text:p text:style-name="P1">USER</text:p>
          <text:p text:style-name="P1">preferences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id="id4" draw:layer="layout" svg:width="5.08cm" svg:height="1.905cm" svg:x="2.27cm" svg:y="2.27cm">
          <text:p text:style-name="P1">HoudiniTool</text:p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5.08cm" svg:height="1.905cm" svg:x="6.04cm" svg:y="4.41cm">
          <text:p text:style-name="P1">HoudiniTool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7.35cm" svg:y1="11.795cm" svg:x2="11.16cm" svg:y2="12.747cm" draw:start-shape="id1" draw:start-glue-point="1" draw:end-shape="id2" draw:end-glue-point="5" svg:d="m7350 11795c2859 0 954 952 3810 952">
          <text:p/>
        </draw:connector>
        <draw:connector draw:style-name="gr8" draw:text-style-name="P1" draw:layer="layout" draw:type="curve" svg:x1="8.58cm" svg:y1="6.315cm" svg:x2="12.429cm" svg:y2="11.795cm" draw:start-shape="id3" draw:start-glue-point="2" draw:end-shape="id2" draw:end-glue-point="4" svg:d="m8580 6315c0 4108 3849 1369 3849 5480">
          <text:p/>
        </draw:connector>
        <draw:connector draw:style-name="gr8" draw:text-style-name="P1" draw:layer="layout" draw:type="curve" svg:x1="4.81cm" svg:y1="4.175cm" svg:x2="12.429cm" svg:y2="11.795cm" draw:start-shape="id4" draw:start-glue-point="2" draw:end-shape="id2" draw:end-glue-point="4" svg:d="m4810 4175c0 5713 7619 1904 7619 7620">
          <text:p/>
        </draw:connector>
        <draw:connector draw:style-name="gr8" draw:text-style-name="P1" draw:layer="layout" draw:type="curve" svg:x1="16.24cm" svg:y1="4.174cm" svg:x2="7.35cm" svg:y2="3.222cm" draw:start-shape="id5" draw:start-glue-point="5" draw:end-shape="id4" draw:end-glue-point="1" svg:d="m16240 4174c-6667 0-2223-952-8890-952">
          <text:p/>
        </draw:connector>
        <draw:connector draw:style-name="gr8" draw:text-style-name="P1" draw:layer="layout" draw:type="curve" svg:x1="16.24cm" svg:y1="4.174cm" svg:x2="11.12cm" svg:y2="5.362cm" draw:start-shape="id5" draw:start-glue-point="5" draw:end-shape="id3" svg:d="m16240 4174c-3840 0-1280 1188-5120 1188">
          <text:p/>
        </draw:connector>
        <draw:connector draw:style-name="gr8" draw:text-style-name="P1" draw:layer="layout" draw:type="curve" svg:x1="16.24cm" svg:y1="12.429cm" svg:x2="13.7cm" svg:y2="12.747cm" draw:start-shape="id6" draw:start-glue-point="5" draw:end-shape="id2" draw:end-glue-point="7" svg:d="m16240 12429c-1903 0-634 318-2540 318">
          <text:p/>
        </draw:connector>
        <draw:connector draw:style-name="gr8" draw:text-style-name="P1" draw:layer="layout" draw:type="curve" svg:x1="16.24cm" svg:y1="12.429cm" svg:x2="13.7cm" svg:y2="16.122cm" draw:start-shape="id6" draw:start-glue-point="5" draw:end-shape="id7" draw:end-glue-point="7" svg:d="m16240 12429c-1903 0-634 3693-2540 3693">
          <text:p/>
        </draw:connector>
        <draw:connector draw:style-name="gr8" draw:text-style-name="P1" draw:layer="layout" draw:type="curve" svg:x1="6.079cm" svg:y1="18.78cm" svg:x2="11.16cm" svg:y2="16.122cm" draw:start-shape="id8" draw:start-glue-point="4" draw:end-shape="id7" draw:end-glue-point="5" svg:d="m6079 18780c0-1772 1693-2658 5081-2658">
          <text:p/>
        </draw:connector>
        <draw:connector draw:style-name="gr8" draw:text-style-name="P1" draw:layer="layout" draw:type="curve" svg:x1="10.525cm" svg:y1="24.494cm" svg:x2="7.35cm" svg:y2="20.049cm" draw:start-shape="id9" draw:start-glue-point="5" draw:end-shape="id8" draw:end-glue-point="10" svg:d="m10525 24494c-2382 0-795-4445-3175-4445">
          <text:p/>
        </draw:connector>
        <draw:connector draw:style-name="gr8" draw:text-style-name="P1" draw:layer="layout" draw:type="curve" draw:line-skew="-0.581cm 0.202cm" svg:x1="10.525cm" svg:y1="24.494cm" svg:x2="12.429cm" svg:y2="17.075cm" draw:start-shape="id9" draw:start-glue-point="5" draw:end-shape="id7" draw:end-glue-point="6" svg:d="m10525 24494c-1623 0-1352-2230-471-2975s2375-4 2375-4444">
          <text:p/>
        </draw:connector>
        <draw:custom-shape draw:style-name="gr9" draw:text-style-name="P1" draw:id="id10" draw:layer="layout" svg:width="4.21cm" svg:height="2.84cm" svg:x="13.935cm" svg:y="7.35cm">
          <text:p text:style-name="P1">project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curve" svg:x1="16.039cm" svg:y1="7.35cm" svg:x2="17.827cm" svg:y2="6.08cm" draw:start-shape="id10" draw:start-glue-point="5" draw:end-shape="id5" draw:end-glue-point="6" svg:d="m16039 7350c0-951 1788-316 1788-1270">
          <text:p/>
        </draw:connector>
        <draw:line draw:style-name="gr10" draw:text-style-name="P1" draw:layer="layout" svg:x1="-0.27cm" svg:y1="14.77cm" svg:x2="21.955cm" svg:y2="14.77cm">
          <text:p/>
        </draw:line>
        <draw:custom-shape draw:style-name="gr11" draw:text-style-name="P1" draw:layer="layout" svg:width="1.27cm" svg:height="12.97cm" svg:x="0.365cm" svg:y="14.97cm">
          <text:p text:style-name="P1"><text:s text:c="4"/>Dev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1.27cm" svg:height="14.335cm" svg:x="0.365cm" svg:y="0cm">
          <text:p text:style-name="P1"><text:s text:c="5"/>Live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1" draw:layer="layout" draw:type="curve" svg:x1="7.35cm" svg:y1="11.795cm" svg:x2="11.16cm" svg:y2="16.122cm" draw:start-shape="id1" draw:start-glue-point="1" draw:end-shape="id7" svg:d="m7350 11795c2859 0 954 4327 3810 4327">
          <text:p/>
        </draw:connector>
        <draw:custom-shape draw:style-name="gr5" draw:text-style-name="P1" draw:id="id11" draw:layer="layout" svg:width="4.21cm" svg:height="2.84cm" svg:x="15.84cm" svg:y="20.385cm">
          <text:p text:style-name="P1">sandbox</text:p>
          <text:p text:style-name="P1">database</text:p>
          <draw:enhanced-geometry svg:viewBox="0 0 88 21600" draw:glue-points="44 ?f6 44 0 0 10800 44 21600 88 10800" draw:text-areas="0 ?f6 88 ?f3" draw:type="can" draw:modifiers="6568.954593453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curve" svg:x1="17.944cm" svg:y1="23.225cm" svg:x2="13.7cm" svg:y2="24.494cm" draw:start-shape="id11" draw:start-glue-point="7" draw:end-shape="id9" draw:end-glue-point="7" svg:d="m17944 23225c0 846-1414 1269-4244 1269">
          <text:p/>
        </draw:connector>
        <draw:connector draw:style-name="gr8" draw:text-style-name="P1" draw:layer="layout" draw:type="curve" svg:x1="4.81cm" svg:y1="4.175cm" svg:x2="4.81cm" svg:y2="10.525cm" draw:start-shape="id4" draw:start-glue-point="2" draw:end-shape="id1" draw:end-glue-point="0" svg:d="m4810 4175v6350">
          <text:p/>
        </draw:connector>
        <draw:connector draw:style-name="gr8" draw:text-style-name="P1" draw:layer="layout" draw:type="curve" svg:x1="8.58cm" svg:y1="6.315cm" svg:x2="4.81cm" svg:y2="10.525cm" draw:start-shape="id3" draw:start-glue-point="2" draw:end-shape="id1" draw:end-glue-point="0" svg:d="m8580 6315c0 3157-3770 1053-3770 4210">
          <text:p/>
        </draw:connector>
        <draw:custom-shape draw:style-name="gr1" draw:text-style-name="P1" draw:id="id12" draw:layer="layout" svg:width="3.81cm" svg:height="1.905cm" svg:x="16.24cm" svg:y="15.605cm">
          <text:p text:style-name="P1">h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8.145cm" svg:y1="17.51cm" svg:x2="12.429cm" svg:y2="17.075cm" draw:start-shape="id12" draw:start-glue-point="2" draw:end-shape="id7" draw:end-glue-point="6" svg:d="m18145 17510c0 750-5716 967-5716-4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user</meta:initial-creator>
    <meta:creation-date>2009-09-29T19:31:59</meta:creation-date>
    <dc:date>2009-09-29T19:57:22</dc:date>
    <dc:creator>user</dc:creator>
    <meta:editing-duration>PT00H14M43S</meta:editing-duration>
    <meta:editing-cycles>7</meta:editing-cycles>
    <meta:generator>OpenOffice.org/3.0$Unix OpenOffice.org_project/300m9$Build-9358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